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016118"/>
    </style:style>
    <style:style style:name="P3" style:family="paragraph" style:parent-style-name="Standard">
      <style:text-properties officeooo:rsid="00012c5b" officeooo:paragraph-rsid="000ddf32"/>
    </style:style>
    <style:style style:name="P4" style:family="paragraph" style:parent-style-name="Standard">
      <style:text-properties officeooo:rsid="00012c5b" officeooo:paragraph-rsid="00166605"/>
    </style:style>
    <style:style style:name="P5" style:family="paragraph" style:parent-style-name="Standard">
      <style:text-properties officeooo:rsid="00012c5b" officeooo:paragraph-rsid="0017f499"/>
    </style:style>
    <style:style style:name="P6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7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8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9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10" style:family="paragraph" style:parent-style-name="Standard">
      <style:text-properties fo:font-weight="bold" officeooo:rsid="00166605" officeooo:paragraph-rsid="00166605" style:font-weight-asian="bold" style:font-weight-complex="bold"/>
    </style:style>
    <style:style style:name="P11" style:family="paragraph" style:parent-style-name="Standard">
      <style:text-properties fo:font-weight="bold" officeooo:rsid="0017f499" officeooo:paragraph-rsid="0017f499" style:font-weight-asian="bold" style:font-weight-complex="bold"/>
    </style:style>
    <style:style style:name="P12" style:family="paragraph" style:parent-style-name="Standard">
      <style:text-properties fo:font-weight="bold" officeooo:rsid="00198e86" officeooo:paragraph-rsid="00198e86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4" style:family="paragraph" style:parent-style-name="Standard">
      <style:text-properties officeooo:rsid="00016118" officeooo:paragraph-rsid="00016118"/>
    </style:style>
    <style:style style:name="P15" style:family="paragraph" style:parent-style-name="Standard">
      <style:text-properties officeooo:rsid="00016118" officeooo:paragraph-rsid="000249c0"/>
    </style:style>
    <style:style style:name="P16" style:family="paragraph" style:parent-style-name="Standard">
      <style:text-properties officeooo:rsid="00016118" officeooo:paragraph-rsid="0014bcad"/>
    </style:style>
    <style:style style:name="P17" style:family="paragraph" style:parent-style-name="Standard">
      <style:text-properties officeooo:rsid="00016118" officeooo:paragraph-rsid="00161127"/>
    </style:style>
    <style:style style:name="P18" style:family="paragraph" style:parent-style-name="Standard">
      <style:text-properties officeooo:rsid="000249c0" officeooo:paragraph-rsid="000249c0"/>
    </style:style>
    <style:style style:name="P19" style:family="paragraph" style:parent-style-name="Standard">
      <style:text-properties officeooo:rsid="000249c0" officeooo:paragraph-rsid="00161127"/>
    </style:style>
    <style:style style:name="P20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21" style:family="paragraph" style:parent-style-name="Standard">
      <style:text-properties fo:font-weight="normal" officeooo:rsid="00198e86" officeooo:paragraph-rsid="00198e86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ddf32" officeooo:paragraph-rsid="000ddf3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f499" officeooo:paragraph-rsid="0017f49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98e8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a3ae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1a3ae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1a3ae2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1f497d" style:font-name="Calibri" fo:font-size="11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0249c0" officeooo:paragraph-rsid="000249c0"/>
    </style:style>
    <style:style style:name="P33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style:text-underline-style="solid" style:text-underline-width="auto" style:text-underline-color="font-color" fo:font-weight="bold" officeooo:rsid="00012c5b" officeooo:paragraph-rsid="00012c5b" fo:background-color="#ffffff" style:font-size-asian="14pt" style:font-weight-asian="bold" style:font-size-complex="14pt" style:font-weight-complex="bold"/>
    </style:style>
    <style:style style:name="P35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36" style:family="paragraph" style:parent-style-name="Standard">
      <style:text-properties fo:font-weight="bold" officeooo:rsid="0017f499" officeooo:paragraph-rsid="0017f499" style:font-weight-asian="bold" style:font-weight-complex="bold"/>
    </style:style>
    <style:style style:name="P37" style:family="paragraph" style:parent-style-name="Standard">
      <style:text-properties fo:font-weight="bold" officeooo:rsid="00166605" officeooo:paragraph-rsid="00166605" fo:background-color="#ffcc00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39" style:family="paragraph" style:parent-style-name="Standard">
      <style:text-properties style:text-underline-style="none" fo:font-weight="bold" officeooo:rsid="00166605" officeooo:paragraph-rsid="00166605" fo:background-color="#ffcc00" style:font-weight-asian="bold" style:font-weight-complex="bold"/>
    </style:style>
    <style:style style:name="P40" style:family="paragraph" style:parent-style-name="Standard">
      <style:text-properties officeooo:rsid="00012c5b" officeooo:paragraph-rsid="00012c5b"/>
    </style:style>
    <style:style style:name="P41" style:family="paragraph" style:parent-style-name="Standard">
      <style:text-properties officeooo:rsid="00012c5b" officeooo:paragraph-rsid="0017f499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fo:background-color="#ffcc00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45" style:family="paragraph" style:parent-style-name="Standard">
      <style:text-properties officeooo:rsid="00016118" officeooo:paragraph-rsid="00016118"/>
    </style:style>
    <style:style style:name="P46" style:family="paragraph" style:parent-style-name="Standard">
      <style:text-properties officeooo:rsid="00016118" officeooo:paragraph-rsid="0014bcad"/>
    </style:style>
    <style:style style:name="P47" style:family="paragraph" style:parent-style-name="Standard">
      <style:text-properties officeooo:rsid="00016118" officeooo:paragraph-rsid="001f6bf9"/>
    </style:style>
    <style:style style:name="T1" style:family="text">
      <style:text-properties officeooo:rsid="000161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6118" style:font-weight-asian="bold" style:font-weight-complex="bold"/>
    </style:style>
    <style:style style:name="T4" style:family="text">
      <style:text-properties officeooo:rsid="000249c0"/>
    </style:style>
    <style:style style:name="T5" style:family="text">
      <style:text-properties officeooo:rsid="0007a1c4"/>
    </style:style>
    <style:style style:name="T6" style:family="text">
      <style:text-properties officeooo:rsid="000b6c5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6c5b" style:font-weight-asian="normal" style:font-weight-complex="normal"/>
    </style:style>
    <style:style style:name="T9" style:family="text">
      <style:text-properties fo:font-weight="normal" officeooo:rsid="001c7a1a" style:font-weight-asian="normal" style:font-weight-complex="normal"/>
    </style:style>
    <style:style style:name="T10" style:family="text">
      <style:text-properties officeooo:rsid="000b6ebf"/>
    </style:style>
    <style:style style:name="T11" style:family="text">
      <style:text-properties officeooo:rsid="000c3877"/>
    </style:style>
    <style:style style:name="T12" style:family="text">
      <style:text-properties officeooo:rsid="000ddf32"/>
    </style:style>
    <style:style style:name="T13" style:family="text">
      <style:text-properties officeooo:rsid="000f935a"/>
    </style:style>
    <style:style style:name="T14" style:family="text">
      <style:text-properties officeooo:rsid="0010cfa7"/>
    </style:style>
    <style:style style:name="T15" style:family="text">
      <style:text-properties officeooo:rsid="00117501"/>
    </style:style>
    <style:style style:name="T16" style:family="text">
      <style:text-properties officeooo:rsid="0011cfc8"/>
    </style:style>
    <style:style style:name="T17" style:family="text">
      <style:text-properties officeooo:rsid="0012f850"/>
    </style:style>
    <style:style style:name="T18" style:family="text">
      <style:text-properties officeooo:rsid="0014bcad"/>
    </style:style>
    <style:style style:name="T19" style:family="text">
      <style:text-properties officeooo:rsid="00161127"/>
    </style:style>
    <style:style style:name="T20" style:family="text">
      <style:text-properties officeooo:rsid="00165d9c"/>
    </style:style>
    <style:style style:name="T21" style:family="text">
      <style:text-properties officeooo:rsid="00166605"/>
    </style:style>
    <style:style style:name="T22" style:family="text">
      <style:text-properties officeooo:rsid="0017f499"/>
    </style:style>
    <style:style style:name="T23" style:family="text">
      <style:text-properties officeooo:rsid="001a3ae2"/>
    </style:style>
    <style:style style:name="T24" style:family="text">
      <style:text-properties officeooo:rsid="001a3c38"/>
    </style:style>
    <style:style style:name="T25" style:family="text">
      <style:text-properties officeooo:rsid="001afd84"/>
    </style:style>
    <style:style style:name="T26" style:family="text">
      <style:text-properties officeooo:rsid="001f6bf9"/>
    </style:style>
    <style:style style:name="T27" style:family="text">
      <style:text-properties officeooo:rsid="002084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HIER DES CHARGES <text:span text:style-name="T20">du COOP’CAFE</text:span></text:p>
      <text:p text:style-name="P13"/>
      <text:p text:style-name="P13"/>
      <text:p text:style-name="P39">1) CONTEXTE</text:p>
      <text:p text:style-name="P13"/>
      <text:p text:style-name="P13">Présentation d<text:span text:style-name="T21">e l’organisation</text:span> :</text:p>
      <text:p text:style-name="P1"/>
      <text:p text:style-name="P4"><text:tab/><text:span text:style-name="T21">MDA</text:span> a <text:span text:style-name="T5">émis</text:span> le souhait de mettre en place une application /<text:span text:style-name="T5">site</text:span> pour promouvoir les ateliers <text:tab/>de Répar’Café qui est un panel d’ateliers visant à échanger gratuitement des compétences.</text:p>
      <text:p text:style-name="P1"/>
      <text:p text:style-name="P1"/>
      <text:p text:style-name="P6">L’importance du projet : </text:p>
      <text:p text:style-name="P1"/>
      <text:p text:style-name="P1"><text:tab/><text:span text:style-name="T5">Réseau social bienveillant</text:span></text:p>
      <text:p text:style-name="P1"><text:tab/>Permettre de promouvoir les ateliers</text:p>
      <text:p text:style-name="P1"><text:tab/><text:span text:style-name="T5">L’échange de savoir entre particuliers</text:span></text:p>
      <text:p text:style-name="P1"><text:tab/>La localisation</text:p>
      <text:p text:style-name="P1"><text:tab/><text:span text:style-name="T19">L</text:span>’organisation des agendas / disponibilités</text:p>
      <text:p text:style-name="P1"><text:tab/>Communication sur l’activité</text:p>
      <text:p text:style-name="P1"><text:tab/>Le programme</text:p>
      <text:p text:style-name="P1"><text:tab/><text:span text:style-name="T21">L’Articulation de ce projet se fera en lien avec l’agenda déjà existant dans la structure </text:span></text:p>
      <text:p text:style-name="P1"/>
      <text:p text:style-name="P1"/>
      <text:p text:style-name="P10">Positionnement concurrentiel de la structure et du projet :</text:p>
      <text:p text:style-name="P1"/>
      <text:p text:style-name="P1"><text:tab/><text:span text:style-name="T21">N/A</text:span></text:p>
      <text:p text:style-name="P1"/>
      <text:p text:style-name="P1"/>
      <text:p text:style-name="P6">Contraintes planning :</text:p>
      <text:p text:style-name="P1"/>
      <text:p text:style-name="P1"><text:tab/>Livrable le 22/07 <text:span text:style-name="T5">avant </text:span>minuit</text:p>
      <text:p text:style-name="P1"/>
      <text:p text:style-name="P1"/>
      <text:p text:style-name="P1"/>
      <text:p text:style-name="P1"/>
      <text:p text:style-name="P37">2) STRATÉGIE</text:p>
      <text:p text:style-name="P10"/>
      <text:p text:style-name="P11">Stratégie d’objectifs</text:p>
      <text:p text:style-name="P10"/>
      <text:p text:style-name="P10"><text:tab/><text:span text:style-name="T7">La fonction principale du projet est de faciliter et mettre en relation des particuliers ayant <text:tab/>des compétences dans certains domaines avec des particuliers en recherche de solutions <text:tab/>adapté</text:span><text:span text:style-name="T9">e</text:span><text:span text:style-name="T7">s.</text:span></text:p>
      <text:p text:style-name="P10"/>
      <text:p text:style-name="P11">Stratégie cible</text:p>
      <text:p text:style-name="P11"/>
      <text:p text:style-name="P11"><text:tab/><text:span text:style-name="T7">Les utilisateurs : tous type de personnes cherchant à échanger ses compétences, à être dans <text:tab/>l’entraide et la bienveillance.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5"/>
      <text:p text:style-name="P37"><text:soft-page-break/>3) <text:span text:style-name="T22">ARCHITECTURE TECHNIQUE</text:span></text:p>
      <text:p text:style-name="P6"/>
      <text:p text:style-name="P6">Contraintes techniques :</text:p>
      <text:p text:style-name="P1"/>
      <text:p text:style-name="P1"><text:tab/>Google calendar</text:p>
      <text:p text:style-name="P1"><text:tab/>Notifications par mail</text:p>
      <text:p text:style-name="P1"><text:tab/><text:span text:style-name="T14">S</text:span>ystème de gestion Admin</text:p>
      <text:p text:style-name="P1"><text:tab/>Gestion des merci<text:span text:style-name="T14">s</text:span></text:p>
      <text:p text:style-name="P1"><text:tab/>Mises à jour du <text:span text:style-name="T26">programme en lien avec le Google </text:span>calend<text:span text:style-name="T26">ar</text:span></text:p>
      <text:p text:style-name="P1"><text:tab/>Lien RSS vers les réseaux sociaux</text:p>
      <text:p text:style-name="P1"><text:tab/><text:span text:style-name="T15">Logos des partenaires bien visibles (dans une bannière en haut)</text:span></text:p>
      <text:p text:style-name="P1"><text:tab/>Gestion des utilisateurs avec blocage de mail</text:p>
      <text:p text:style-name="P1"><text:tab/>Hébergement à définir</text:p>
      <text:p text:style-name="P1"/>
      <text:p text:style-name="P1"/>
      <text:p text:style-name="P6">C<text:span text:style-name="T22">hoix techniques / technologies utilisées</text:span> :</text:p>
      <text:p text:style-name="P5"/>
      <text:p text:style-name="P5"><text:tab/><text:span text:style-name="T22">Node JS</text:span></text:p>
      <text:p text:style-name="P5"><text:tab/>Passport<text:span text:style-name="T22"> (authentification NodeJs)</text:span></text:p>
      <text:p text:style-name="P5"><text:tab/><text:span text:style-name="T22">Google calendar API</text:span></text:p>
      <text:p text:style-name="P5"><text:tab/>Bootstrap</text:p>
      <text:p text:style-name="P5"><text:tab/><text:span text:style-name="T22">MySql</text:span><text:tab/></text:p>
      <text:p text:style-name="P1"/>
      <text:p text:style-name="P7"><text:span text:style-name="T6">Equipe</text:span>: <text:span text:style-name="T8">(Stagiaires de Simplon promo 2)</text:span></text:p>
      <text:p text:style-name="P20"/>
      <text:p text:style-name="P20"><text:tab/>Philippe <text:span text:style-name="T25">P</text:span>ereira</text:p>
      <text:p text:style-name="P20"><text:tab/>Sandrine Julien</text:p>
      <text:p text:style-name="P20"><text:tab/>Vanessa Roux <text:s/></text:p>
      <text:p text:style-name="P1"/>
      <text:p text:style-name="P6">Suivi projet :</text:p>
      <text:p text:style-name="P1"/>
      <text:p text:style-name="P1"><text:tab/>Maintenance du site : SIMPLON</text:p>
      <text:p text:style-name="P1"><text:tab/>Formation de l’équipe MDA : SIMPLON</text:p>
      <text:p text:style-name="P6"/>
      <text:p text:style-name="P33"/>
      <text:p text:style-name="P33"/>
      <text:p text:style-name="P34">Description fonctionnelle du sit<text:span text:style-name="T26">e :</text:span></text:p>
      <text:p text:style-name="P6"/>
      <text:p text:style-name="P6"/>
      <text:p text:style-name="P1"/>
      <text:p text:style-name="P2"><text:span text:style-name="T2">Page d’accueil </text:span>: </text:p>
      <text:p text:style-name="P3"><text:tab/><text:span text:style-name="T12">L</text:span>ogo de la région / <text:span text:style-name="T12">partenaires dans une bannière en haut et le plus visible possible </text:span></text:p>
      <text:p text:style-name="P2"><text:tab/>Description de Répar’Café</text:p>
      <text:p text:style-name="P1"><text:tab/><text:span text:style-name="T17">Aperçu </text:span>de<text:span text:style-name="T17">s ateliers sur les 10 futurs jours</text:span> <text:span text:style-name="T17">avec un lien vers le programme complet</text:span></text:p>
      <text:p text:style-name="P1"><text:tab/><text:span text:style-name="T1">Explication sur les bénéfices de s’enregistrer</text:span></text:p>
      <text:p text:style-name="P1"><text:tab/><text:span text:style-name="T1">Liens avec les réseaux sociaux</text:span></text:p>
      <text:p text:style-name="P1"/>
      <text:p text:style-name="P2"><text:span text:style-name="T3">Page programme :</text:span><text:span text:style-name="T1"> </text:span><text:tab/></text:p>
      <text:p text:style-name="P14"><text:tab/>Liste des ateliers par date / par mois / <text:span text:style-name="T16">par lieux</text:span></text:p>
      <text:p text:style-name="P1"><text:tab/><text:span text:style-name="T1">Filtrage des ateliers par type</text:span></text:p>
      <text:p text:style-name="P1"><text:tab/><text:span text:style-name="T1">Système avec le programme ancien et en cours</text:span></text:p>
      <text:p text:style-name="P14"><text:span text:style-name="T2"/></text:p>
      <text:p text:style-name="P14"><text:soft-page-break/><text:span text:style-name="T2">Page ateliers anciens :</text:span></text:p>
      <text:p text:style-name="P2"><text:tab/><text:span text:style-name="T1">Présentation</text:span></text:p>
      <text:p text:style-name="P2"><text:tab/><text:span text:style-name="T18">Avis + photos </text:span></text:p>
      <text:p text:style-name="P2"><text:tab/><text:span text:style-name="T18">Mercis pour les animateurs</text:span></text:p>
      <text:p text:style-name="P2"><text:tab/><text:span text:style-name="T1">Liste des participants </text:span><text:tab/><text:span text:style-name="T1">et animateurs (voir code couleur en fonction)</text:span></text:p>
      <text:p text:style-name="P2"><text:tab/><text:span text:style-name="T13">Commentaires visible et conservation pendant 1mois jusqu’à renouvellement du programme</text:span></text:p>
      <text:p text:style-name="P2"/>
      <text:p text:style-name="P8">Page ateliers futurs :</text:p>
      <text:p text:style-name="P16"><text:tab/>Présentation</text:p>
      <text:p text:style-name="P16"><text:tab/><text:span text:style-name="T18">Date</text:span> </text:p>
      <text:p text:style-name="P47"><text:tab/>Lieux</text:p>
      <text:p text:style-name="P14"><text:tab/>Inscription</text:p>
      <text:p text:style-name="P14"><text:tab/><text:span text:style-name="T10">Annulation</text:span></text:p>
      <text:p text:style-name="P14"/>
      <text:p text:style-name="P8">Page connexion / Inscription :</text:p>
      <text:p text:style-name="P14"><text:tab/>Pseudo + Password + <text:span text:style-name="T26">M</text:span>ail (obligatoire)</text:p>
      <text:p text:style-name="P14"><text:tab/>Code postal + VILLE <text:span text:style-name="T18">(obligatoire)</text:span></text:p>
      <text:p text:style-name="P16"><text:tab/>RGPD</text:p>
      <text:p text:style-name="P14"><text:tab/>Accepter <text:span text:style-name="T18">ou non </text:span>d’être affiché sur la MAP</text:p>
      <text:p text:style-name="P14"><text:tab/>Mot de passe oublié</text:p>
      <text:p text:style-name="P14"><text:tab/>Centres d’intérêts <text:span text:style-name="T18">par ateliers proposé (obligatoire)</text:span></text:p>
      <text:p text:style-name="P14"><text:tab/><text:span text:style-name="T18">Centres d’intérêts divers / autres</text:span></text:p>
      <text:p text:style-name="P14"><text:tab/>Avatar<text:span text:style-name="T19">s</text:span></text:p>
      <text:p text:style-name="P14"/>
      <text:p text:style-name="P8">Page Map :</text:p>
      <text:p text:style-name="P14"><text:tab/>Lieux ateliers</text:p>
      <text:p text:style-name="P14"><text:tab/>Adresse utilisateur</text:p>
      <text:p text:style-name="P14"/>
      <text:p text:style-name="P8">Page Profil / infos perso :</text:p>
      <text:p text:style-name="P14"><text:tab/>Changer password</text:p>
      <text:p text:style-name="P14"><text:tab/><text:span text:style-name="T19">C</text:span>hanger mail</text:p>
      <text:p text:style-name="P14"><text:tab/><text:span text:style-name="T19">C</text:span>hanger téléphone</text:p>
      <text:p text:style-name="P14"><text:tab/><text:span text:style-name="T19">C</text:span>hanger code postal et ville</text:p>
      <text:p text:style-name="P14"><text:tab/><text:span text:style-name="T19">C</text:span>oche d’activation MAP</text:p>
      <text:p text:style-name="P14"/>
      <text:p text:style-name="P8">Page profil :</text:p>
      <text:p text:style-name="P14"><text:tab/><text:span text:style-name="T19">Ps</text:span>eudo</text:p>
      <text:p text:style-name="P17"><text:tab/><text:span text:style-name="T19">C</text:span>arrousel des avatar<text:span text:style-name="T19">s gagnés</text:span></text:p>
      <text:p text:style-name="P14"><text:tab/>Compteur de merci<text:span text:style-name="T19">s</text:span></text:p>
      <text:p text:style-name="P17"><text:tab/>Intérêt pour les différents ateliers</text:p>
      <text:p text:style-name="P14"><text:tab/><text:span text:style-name="T19">C</text:span>entre d’intérêts <text:span text:style-name="T27">perso / autres</text:span></text:p>
      <text:p text:style-name="P14"><text:tab/><text:span text:style-name="T19">B</text:span>adges <text:span text:style-name="T19">gagnés</text:span></text:p>
      <text:p text:style-name="P14"><text:tab/></text:p>
      <text:p text:style-name="P9">Page consultation des autres profils</text:p>
      <text:p text:style-name="P15"><text:tab/><text:span text:style-name="T4">Avatar + Pseudo</text:span></text:p>
      <text:p text:style-name="P15"><text:tab/><text:span text:style-name="T4">Informations</text:span></text:p>
      <text:p text:style-name="P15"><text:tab/><text:span text:style-name="T19">Intérêt pour les différents ateliers</text:span></text:p>
      <text:p text:style-name="P17"><text:tab/><text:span text:style-name="T4">Centre d’intérêts perso / autres</text:span></text:p>
      <text:p text:style-name="P19"><text:tab/>Badges gagnés</text:p>
      <text:p text:style-name="P15"><text:tab/><text:span text:style-name="T4">Bouton contactez-moi =&gt; envoi vers chat</text:span></text:p>
      <text:p text:style-name="P18"><text:tab/>Bouton nombre de merci</text:p>
      <text:p text:style-name="P18"><text:tab/>Filtre recherche</text:p>
      <text:p text:style-name="P18"><text:soft-page-break/></text:p>
      <text:p text:style-name="P9"><text:span text:style-name="T26">P</text:span>age chat privé : </text:p>
      <text:p text:style-name="P18"><text:tab/><text:span text:style-name="T19">A</text:span>ffichage « <text:span text:style-name="T19">U</text:span>tilisateur 1 + avatar »</text:p>
      <text:p text:style-name="P18"><text:tab/><text:span text:style-name="T19">A</text:span>ffichage « <text:span text:style-name="T19">U</text:span>tilisateur 2 + avatar »</text:p>
      <text:p text:style-name="P18"/>
      <text:p text:style-name="P9"/>
      <text:p text:style-name="P9"><text:span text:style-name="T26">P</text:span>age <text:span text:style-name="T26">A</text:span>dmin :</text:p>
      <text:p text:style-name="P18"><text:tab/>Supprimer les <text:span text:style-name="T19">A</text:span>teliers / Signaler </text:p>
      <text:p text:style-name="P18"><text:tab/>Supprimer utilisateur par blocage de mails </text:p>
      <text:p text:style-name="P18"><text:tab/>Avoir la main sur les avis</text:p>
      <text:p text:style-name="P18"><text:tab/><text:span text:style-name="T11">Avoir la main sur les mercis</text:span></text:p>
      <text:p text:style-name="P18"><text:tab/>Modifier le nombre de participants par atelier</text:p>
      <text:p text:style-name="P18"><text:tab/>Recevoir les notifications des activités par mail (inscription/ annulation)</text:p>
      <text:p text:style-name="P18"><text:tab/>Liste de tous les utilisateurs inscrits (avec date de dernière connexion)</text:p>
      <text:p text:style-name="P18"><text:tab/>Consultation du profil</text:p>
      <text:p text:style-name="P18"><text:tab/></text:p>
      <text:p text:style-name="P12">Nom de domaine et hébergement</text:p>
      <text:p text:style-name="P21"><text:tab/>Avez-vous déjà un nom de domaine ?</text:p>
      <text:p text:style-name="P21"><text:tab/>Avez-vous déjà un hébergement ?</text:p>
      <text:p text:style-name="P22"/>
      <text:p text:style-name="P23"/>
      <text:p text:style-name="P23">Orientations graphique et ergonomie</text:p>
      <text:p text:style-name="P24"/>
      <text:p text:style-name="P24"><text:tab/>Rouge : R84 - V14 - B11</text:p>
      <text:p text:style-name="P24"><text:tab/>Bleu : R27 - V153 – B150</text:p>
      <text:p text:style-name="P24"><text:tab/>Vert Pastel : R147 – V203 – B166</text:p>
      <text:p text:style-name="P24"><text:tab/>Orange : R241 – V173 – B50</text:p>
      <text:p text:style-name="P24"><text:tab/>Jaune : R235 – V219 – B1</text:p>
      <text:p text:style-name="P24"/>
      <text:p text:style-name="P24"/>
      <text:p text:style-name="P24"/>
      <text:p text:style-name="P42">4) RESSOURCES ET CONTRAINTES</text:p>
      <text:p text:style-name="P24"/>
      <text:p text:style-name="P29">Prestations attendues :</text:p>
      <text:p text:style-name="P25"><text:tab/>La création et mise en place d’une application web de type réseau social <text:span text:style-name="T23">bienveillant <text:tab/></text:span>permettant de mettre en relation des individus pour échanger des compétences.</text:p>
      <text:p text:style-name="P25"/>
      <text:p text:style-name="P30">Ressources :</text:p>
      <text:p text:style-name="P27"><text:tab/>Charte graphique, </text:p>
      <text:p text:style-name="P27"><text:tab/>flyer/programme, </text:p>
      <text:p text:style-name="P26"><text:span text:style-name="T23"><text:tab/>Le logo des partenaires doivent être en haut de la page, bien visible,</text:span> </text:p>
      <text:p text:style-name="P27"><text:tab/>Laisser un champ ouvert <text:span text:style-name="T24">et </text:span>la possibilité de saisir librement des centres d’intérêts <text:span text:style-name="T27">autres,</text:span></text:p>
      <text:p text:style-name="P27"><text:tab/>La gestion des mercis peut se faire par les administrateurs,</text:p>
      <text:p text:style-name="P27"><text:tab/>L<text:span text:style-name="T24">es commentaires doivent être visibles mais sujets à modération pour permettre un retour <text:tab/>aux animateurs,</text:span></text:p>
      <text:p text:style-name="P28"><text:tab/>Conservation de l’historique des ateliers durant un mois,</text:p>
      <text:p text:style-name="P28"><text:tab/>La page d’accueil devra directement représenter le RéparCafé et le <text:span text:style-name="T27">programme en </text:span>prévo<text:span text:style-name="T27">yant</text:span> <text:tab/>une vue sur les 10 prochains jours <text:span text:style-name="T27">+ lien vers programme complet si utilisateur authentifié,</text:span></text:p>
      <text:p text:style-name="P28"><text:tab/>Les lieux où se déroulent les ateliers seront à l’espace jeunesse de la MJC à l’exception de <text:tab/><text:span text:style-name="T27">B</text:span>rico ordi qui se tient à la CyberBase,</text:p>
      <text:p text:style-name="P28"><text:tab/></text:p>
      <text:p text:style-name="P31"/>
      <text:p text:style-name="P18"><text:soft-page-break/><text:tab/></text:p>
      <text:p text:style-name="P15"><text:tab/></text:p>
      <text:p text:style-name="P15"><text:tab/><text:tab/></text:p>
      <text:p text:style-name="P14"><text:tab/></text:p>
      <text:p text:style-name="P2"/>
      <text:p text:style-name="P1"/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7-10T22:29:46.163691080</dc:date>
    <meta:editing-duration>PT5H22M5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5" meta:paragraph-count="145" meta:word-count="771" meta:character-count="5009" meta:non-whitespace-character-count="4227"/>
  </office:meta>
</office:document-meta>
</file>